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8.461cm" table:align="margins"/>
    </style:style>
    <style:style style:name="Tableau1.A" style:family="table-column">
      <style:table-column-properties style:column-width="9.23cm" style:rel-column-width="4819*"/>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78d7c" officeooo:paragraph-rsid="00178d7c"/>
    </style:style>
    <style:style style:name="P2" style:family="paragraph" style:parent-style-name="Standard">
      <style:text-properties officeooo:rsid="00190713" officeooo:paragraph-rsid="00190713"/>
    </style:style>
    <style:style style:name="P3" style:family="paragraph" style:parent-style-name="Standard">
      <style:text-properties officeooo:rsid="001b058a" officeooo:paragraph-rsid="001b058a"/>
    </style:style>
    <style:style style:name="P4" style:family="paragraph" style:parent-style-name="Standard">
      <style:paragraph-properties fo:text-align="start" style:justify-single-word="false"/>
      <style:text-properties officeooo:rsid="001b058a" officeooo:paragraph-rsid="001b058a"/>
    </style:style>
    <style:style style:name="P5" style:family="paragraph" style:parent-style-name="Standard" style:master-page-name="">
      <loext:graphic-properties draw:fill="none"/>
      <style:paragraph-properties fo:margin-left="0.4cm" fo:margin-right="0cm" fo:text-indent="-0.4cm" style:auto-text-indent="false" style:page-number="auto" fo:background-color="transparent"/>
      <style:text-properties officeooo:rsid="001e200d" officeooo:paragraph-rsid="001e200d"/>
    </style:style>
    <style:style style:name="P6" style:family="paragraph" style:parent-style-name="Standard">
      <style:text-properties officeooo:rsid="0023a899" officeooo:paragraph-rsid="0023a899"/>
    </style:style>
    <style:style style:name="P7" style:family="paragraph" style:parent-style-name="Standard">
      <style:text-properties officeooo:rsid="00293eb6" officeooo:paragraph-rsid="00293eb6"/>
    </style:style>
    <style:style style:name="P8" style:family="paragraph" style:parent-style-name="Table_20_Contents">
      <style:text-properties officeooo:rsid="00293eb6" officeooo:paragraph-rsid="00293eb6"/>
    </style:style>
    <style:style style:name="P9" style:family="paragraph" style:parent-style-name="Table_20_Contents">
      <style:text-properties officeooo:rsid="002bae13" officeooo:paragraph-rsid="002bae13"/>
    </style:style>
    <style:style style:name="T1" style:family="text">
      <style:text-properties officeooo:rsid="001b058a"/>
    </style:style>
    <style:style style:name="T2" style:family="text">
      <style:text-properties officeooo:rsid="001c71ab"/>
    </style:style>
    <style:style style:name="T3" style:family="text">
      <style:text-properties officeooo:rsid="001e200d"/>
    </style:style>
    <style:style style:name="T4" style:family="text">
      <style:text-properties officeooo:rsid="00201f3b"/>
    </style:style>
    <style:style style:name="T5" style:family="text">
      <style:text-properties officeooo:rsid="0021b9c8"/>
    </style:style>
    <style:style style:name="T6" style:family="text">
      <style:text-properties officeooo:rsid="00250d8a"/>
    </style:style>
    <style:style style:name="T7" style:family="text">
      <style:text-properties officeooo:rsid="00260b92"/>
    </style:style>
    <style:style style:name="T8" style:family="text">
      <style:text-properties officeooo:rsid="0026b27e"/>
    </style:style>
    <style:style style:name="T9" style:family="text">
      <style:text-properties officeooo:rsid="0029cf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PROJET <text:span text:style-name="T9">DIGITALISA</text:span>TION DE RECHERCHE EN PHARMACIE </text:p>
      <text:p text:style-name="P1"/>
      <text:p text:style-name="P1">PROJET :Cahier des charges </text:p>
      <text:p text:style-name="P1"/>
      <text:p text:style-name="P1">AUTEUR : KOMBEDE KOKOU</text:p>
      <text:p text:style-name="P1"/>
      <text:p text:style-name="P1"><text:s text:c="7"/></text:p>
      <text:p text:style-name="P1"><text:s text:c="23"/>EXPRESSION DES BESOINS </text:p>
      <text:p text:style-name="P1"/>
      <text:p text:style-name="P1"/>
      <text:p text:style-name="P2">1- Contexte</text:p>
      <text:p text:style-name="P2"/>
      <text:p text:style-name="P2"><text:s text:c="4"/>Le projet se situe dans le contexte le l’élaboration d’une plateforme social visant à digitaliser la recherche de produit<text:span text:style-name="T1">s</text:span> pharmaceutiques </text:p>
      <text:p text:style-name="P2"/>
      <text:p text:style-name="P3">2- <text:span text:style-name="T2">Objectifs :</text:span></text:p>
      <text:p text:style-name="P4"/>
      <text:p text:style-name="P3"><text:s text:c="3"/><text:span text:style-name="T2">a-Objectif général : faciliter la recherche de produits pharmaceutiques </text:span></text:p>
      <text:p text:style-name="P3"/>
      <text:p text:style-name="P3"><text:s text:c="3"/><text:span text:style-name="T2">b-Objectif spécifique : </text:span></text:p>
      <text:p text:style-name="P3"><text:s text:c="3"/>-<text:span text:style-name="T3">rechercher <text:s/>un produit.</text:span></text:p>
      <text:p text:style-name="P5"><text:s text:c="6"/>une recherche par filtre sera <text:s/>proposé pour la faciliter <text:span text:style-name="T7">on aura la possibilité de voir et <text:s text:c="2"/>comparer <text:s text:c="4"/>le prix des différents produits</text:span></text:p>
      <text:p text:style-name="P3"><text:s text:c="3"/>-<text:span text:style-name="T3">identifier la ou les pharmacie disposant du produit </text:span></text:p>
      <text:p text:style-name="P3"><text:s text:c="6"/><text:span text:style-name="T3">après la recherche lancé</text:span><text:span text:style-name="T4">e </text:span><text:span text:style-name="T3">une liste des pharmacie apparaîtra <text:s/></text:span><text:span text:style-name="T4">par ordre du <text:s/>plus accessible </text:span><text:span text:style-name="T5">mais l’internaute aura le choix du critère de trie </text:span></text:p>
      <text:p text:style-name="P3"><text:s text:c="3"/>-<text:span text:style-name="T3">trouver la meilleur des pharmacies (la plus proche)</text:span></text:p>
      <text:p text:style-name="P3"><text:s text:c="3"/>-<text:span text:style-name="T3">obtenir l’itinéraire vers la pharmacie</text:span></text:p>
      <text:p text:style-name="P3"><text:s text:c="2"/></text:p>
      <text:p text:style-name="P3"/>
      <text:p text:style-name="P3"/>
      <text:p text:style-name="P6">4- <text:span text:style-name="T6">description de l’existant</text:span></text:p>
      <text:p text:style-name="P6"><text:s text:c="3"/><text:span text:style-name="T7">pour faire un achat ou consulté un produits pour y voir le prix au les caractéristiques <text:s/>nous allons <text:s/>directement dans les pharmacies et pour ceux qui on les moyens contacté la pharmacie via un appel <text:s/>téléphonique </text:span></text:p>
      <text:p text:style-name="P6"/>
      <text:p text:style-name="P6"><text:s/><text:span text:style-name="T7">5- description du nouveau produits</text:span></text:p>
      <text:p text:style-name="P6"><text:s/></text:p>
      <text:p text:style-name="P6"><text:s/><text:span text:style-name="T8">cette plateforme est un site internet, interface entre les clients et les pharmacies <text:s/>elle permet d’accéder depuis chez soi au au statut du stock d’une pharmacie (bien attendu le client sera dépourvu de toute possibilité d’accès aux données considérée comme sensible pour les pharmacies il n’aura donc accès qu’a ce que le site lui permet de voir)</text:span></text:p>
      <text:p text:style-name="P3"><text:s text:c="3"/></text:p>
      <text:p text:style-name="P3"><text:s text:c="3"/></text:p>
      <text:p text:style-name="P3"><text:s text:c="6"/></text:p>
      <text:p text:style-name="P2"/>
      <text:p text:style-name="P2"><text:s/></text:p>
      <text:p text:style-name="P2"><text:s text:c="4"/></text:p>
      <text:p text:style-name="P7">DESCRIPTION TEXTUELLE </text:p>
      <text:p text:style-name="P7"/>
      <text:p text:style-name="P7"/>
      <table:table table:name="Tableau1" table:style-name="Tableau1">
        <table:table-column table:style-name="Tableau1.A" table:number-columns-repeated="2"/>
        <table:table-row table:style-name="TableLine94074368589504">
          <table:table-cell table:style-name="Tableau1.A1" office:value-type="string">
            <text:p text:style-name="P8">Sommaire d’identification</text:p>
          </table:table-cell>
          <table:table-cell table:style-name="Tableau1.B1" office:value-type="string">
            <text:p text:style-name="P8">Titre : <text:span text:style-name="T9">digitalisation de recherche en pharmacie </text:span></text:p>
            <text:p text:style-name="P9">Résumer : recherche depuis sont téléphone un produits pharmaceutiques et disponibles</text:p>
            <text:p text:style-name="P9"><text:soft-page-break/>Date de création : 16 AOÛT 2022</text:p>
            <text:p text:style-name="P9">Dernière modification : 17 août 22</text:p>
            <text:p text:style-name="P9">Version : 1.0</text:p>
            <text:p text:style-name="P9">Responsable et Auteur: KOMBEDE KOKOU</text:p>
            <text:p text:style-name="P9"/>
          </table:table-cell>
        </table:table-row>
        <table:table-row table:style-name="TableLine94074368589504">
          <table:table-cell table:style-name="Tableau1.A2" office:value-type="string">
            <text:p text:style-name="Table_20_Contents"/>
          </table:table-cell>
          <table:table-cell table:style-name="Tableau1.B2" office:value-type="string">
            <text:p text:style-name="Table_20_Contents"/>
          </table:table-cell>
        </table:table-row>
      </table:table>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15T16:40:45.869824851</meta:creation-date>
    <dc:date>2022-08-17T06:30:39.561054857</dc:date>
    <meta:editing-duration>PT43M</meta:editing-duration>
    <meta:editing-cycles>3</meta:editing-cycles>
    <meta:generator>LibreOffice/7.3.5.2$Linux_X86_64 LibreOffice_project/30$Build-2</meta:generator>
    <meta:document-statistic meta:table-count="1" meta:image-count="0" meta:object-count="0" meta:page-count="2" meta:paragraph-count="35" meta:word-count="268" meta:character-count="1834" meta:non-whitespace-character-count="1479"/>
  </office:meta>
</office:document-meta>
</file>